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ans-serif" svg:font-family="sans-serif"/>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style:font-name="Times New Roman"/>
    </style:style>
    <style:style style:name="P3" style:family="paragraph" style:parent-style-name="Text_20_body">
      <style:text-properties style:font-name="Times New Roman" fo:font-weight="bold" style:font-weight-asian="bold" style:font-weight-complex="bold"/>
    </style:style>
    <style:style style:name="P4" style:family="paragraph" style:parent-style-name="Text_20_body">
      <style:text-properties style:font-name="Times New Roman" fo:font-weight="normal" style:font-weight-asian="normal" style:font-weight-complex="normal"/>
    </style:style>
    <style:style style:name="P5" style:family="paragraph" style:parent-style-name="Heading_20_4">
      <style:text-properties fo:font-weight="normal" style:font-weight-asian="normal" style:font-weight-complex="normal"/>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onsolas" fo:font-weight="normal" style:font-weight-asian="normal" style:font-weight-complex="normal"/>
    </style:style>
    <style:style style:name="P8"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333232" style:font-name="sans-serif" fo:font-size="12pt" fo:letter-spacing="normal" fo:font-style="normal" fo:font-weight="normal" style:font-weight-asian="normal" style:font-weight-complex="normal"/>
    </style:style>
    <style:style style:name="T4" style:family="text">
      <style:text-properties fo:font-variant="normal" fo:text-transform="none" fo:color="#333232" fo:letter-spacing="normal" fo:font-weight="normal" style:font-weight-asian="normal" style:font-weight-complex="normal"/>
    </style:style>
    <style:style style:name="T5" style:family="text">
      <style:text-properties fo:color="#4bb3d1" style:text-line-through-style="none" fo:font-size="12pt" style:text-underline-style="none" fo:font-weight="normal" style:text-blinking="false" style:font-weight-asian="normal" style:font-weight-complex="normal"/>
    </style:style>
    <style:style style:name="T6" style:family="text">
      <style:text-properties style:font-name="Consolas"/>
    </style:style>
    <style:style style:name="T7" style:family="text">
      <style:text-properties style:font-name="Consola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yrdokument</text:h>
      <text:h text:style-name="Heading_20_2" text:outline-level="2">Dokumentationen</text:h>
      <text:p text:style-name="Text_20_body">Behövs inte läsas i någon speciell ordning.</text:p>
      <text:p text:style-name="Text_20_body">Men förslagsvis börja med <text:span text:style-name="T1">Visionen</text:span> följt av <text:span text:style-name="T1">Product backlog v2</text:span> för att skaffa sig en bra uppfattning om vad projektet är och vad det ska innehålla.</text:p>
      <text:p text:style-name="Text_20_body">Itterationsplanerna kan läsas tillsammans med Sprint-review för att skaffa sig en bättre uppfattning om den veckans arbete.</text:p>
      <text:h text:style-name="Heading_20_3" text:outline-level="3">Itterationsplanerna</text:h>
      <text:p text:style-name="Text_20_body"><text:span text:style-name="T2">Itterationsplanerna</text:span> är samlade i ett dokument, med en tabell vecka för vecka. Den kan kännas aningen "halvklar" för det finns många "påbörjad" status. Det betyder mer eller mindre att jag inte han med att göra klart den funktionalliteten den veckan även om arbetet med funktionalliteten var klart.</text:p>
      <text:p text:style-name="Text_20_body">Jag har även gjort misstaget att göra få, stora uppgifter i itterationsplanerna. Borde ha delat upp dem i mindre mer exakta uppgifter.</text:p>
      <text:h text:style-name="Heading_20_2" text:outline-level="2">Tester</text:h>
      <text:p text:style-name="Text_20_body">Alla tester finns i mappen "Tester" som html-filer. De är indelade i mappar om datum då testerna gjorts tillsammans med en liten text-fil med extra tankar och reflektioner angående tesningen.</text:p>
      <text:p text:style-name="Text_20_body">Testerna är utförda med rspec och koden finnes i katalogen:"~/spec/" med två olika typer av tester, Model och Requests.</text:p>
      <text:p text:style-name="Text_20_body">Model testar funktionalitet i varje modell / objekt.</text:p>
      <text:p text:style-name="Text_20_body">Requestst-tester simulrerar besök på sidor. Kan fylla i text, klicka på länkar och mycket mer. Används för att testa att det går att ladda sidor, att saker sparas i databasen när man fyller i formulär. Att det visas felmeddelanden när något går snett osv.</text:p>
      <text:p text:style-name="Text_20_body">Jag hade inte tid att göra mer tester mot slutet, jag prioriterade att få applikationen välfungerande och snygg. <text:s/>Vilket kan låta motsägelsefullt, men testning är svårt och tar tid, det går snabbare att bara skriva kod och testa manuellt om det funkar när man är nybörjare på testning.</text:p>
      <text:p text:style-name="Text_20_body">Jag hoppas de tester jag har räcker, de testar endå en hel del varierad funktionalitet i några olika views och models även om det bara är 83 tester.</text:p>
      <text:h text:style-name="Heading_20_2" text:outline-level="2">Applikationen</text:h>
      <text:p text:style-name="Text_20_body">Finns att besöka live på ett gratis webhotell som heter heroku.</text:p>
      <text:p text:style-name="Text_20_body"><text:a xlink:type="simple" xlink:href="http://desolate-thicket-4229.herokuapp.com/">http://desolate-thicket-4229.herokuapp.com/</text:a></text:p>
      <text:p text:style-name="Text_20_body">För att logga in som administratör: <text:a xlink:type="simple" xlink:href="mailto:admin@asd.se">admin@asd.se</text:a> / asdasd</text:p>
      <text:p text:style-name="Text_20_body">För att logga in som vanlig användare: <text:a xlink:type="simple" xlink:href="mailto:user@asd.se">user@asd.se</text:a> / asdasd<text:line-break/>alternativt skapa en egen användare.</text:p>
      <text:p text:style-name="Text_20_body">Då det inte går att föra över data från "development" till "deploy" så har jag bara lagt upp en fåtal saker i databasen på den skarpa applikationen.</text:p>
      <text:p text:style-name="Text_20_body"><text:span text:style-name="T1">Även värt att nämna är</text:span> att heroku är det enda gratis webhotellet för rails jag har hittat. Och det skiljer sig lite från utvecklingsmiljön. Den väljer att spara filer i andra kataloger, kör en annan <text:soft-page-break/>databas och tvingar fram kompilering av assets(javascript och css bl.a.) Så den kan se lite annorlunda ut om den tex inte kompilerat CSS:en korrekt och det har hänt att jag hittat buggar på heroku som jag inte har på min lokala version.</text:p>
      <text:p text:style-name="Text_20_body"/>
      <text:p text:style-name="Text_20_body"/>
      <text:h text:style-name="Heading_20_3" text:outline-level="3">Instruktioner för installation</text:h>
      <text:p text:style-name="Text_20_body">Installera Ruby 2 och Rails 4, kan laddas ner som bundle installer så slipper man installera alla olika server-delar manuellt:</text:p>
      <text:p text:style-name="Text_20_body"><text:a xlink:type="simple" xlink:href="http://railsinstaller.org/en">http://railsinstaller.org/en</text:a></text:p>
      <text:p text:style-name="P1">OBS! <text:span text:style-name="T2">Ladda inte ner 1.9.3 versionen utan kolla istället under de stora download-knapparna efter:</text:span></text:p>
      <text:p text:style-name="P1"><text:span text:style-name="T3">Want to live on the edge? </text:span><text:a xlink:type="simple" xlink:href="https://github.com/railsinstaller/railsinstaller-windows/releases/download/3.0.0-alpha.2/railsinstaller-3.0.0.exe"><text:span text:style-name="T5">Download</text:span></text:a><text:span text:style-name="T4"> </text:span><text:span text:style-name="T3">railsinstaller-windows 3.0.0-alpha2 with Ruby 2.0.0!</text:span><text:span text:style-name="T2"> </text:span></text:p>
      <text:p text:style-name="P6">Detta för att få de nya versionerna av Ruby och Rails.</text:p>
      <text:p text:style-name="P1"><text:span text:style-name="T2">När det är installerat så ska man få en komandopromt med ruby och rails som man styr den lokala webservern ifrån. Det installeras om standard i "</text:span><text:a xlink:type="simple" xlink:href="file:///c:/Sites"><text:span text:style-name="T2">c:/Sites</text:span></text:a><text:span text:style-name="T2">" på windows. Starta "Command prompt with ruby and rails".</text:span></text:p>
      <text:p text:style-name="P1"><text:span text:style-name="T2">I prompten ska redan vara i katalogen "</text:span><text:a xlink:type="simple" xlink:href="file:///c:/sites/"><text:span text:style-name="T2">c:/sites/</text:span></text:a><text:span text:style-name="T2">". Annars navigera till den katalogen där man önskar installera applikationen.</text:span></text:p>
      <text:p text:style-name="P6">Skapa först ett nytt tomt projekt, skriv i promten:</text:p>
      <text:p text:style-name="P7">"rails new god_ol"</text:p>
      <text:p text:style-name="P6">Den kommer då skapa en ny katalog och skapa alla filer som krävs för att kunna utveckla och köra applikationen.</text:p>
      <text:p text:style-name="P6">Navigera sedan till den nya katalogen:</text:p>
      <text:p text:style-name="P7">"cd god_ol"</text:p>
      <text:h text:style-name="P5" text:outline-level="4">Installera programmet</text:h>
      <text:p text:style-name="Text_20_body"><text:span text:style-name="T2">Ladda ner github repot som zip, packa upp filerna i katalogen som skapades "</text:span><text:a xlink:type="simple" xlink:href="file:///c:/sites/god_ol"><text:span text:style-name="T2">c:/sites/god_ol</text:span></text:a><text:span text:style-name="T2">". </text:span><text:span text:style-name="T1">Skriv över alla eventuella dubletter!</text:span></text:p>
      <text:p text:style-name="P1"/>
      <text:h text:style-name="P5" text:outline-level="4">ALTERNATIV: Installera applikationen via prompt</text:h>
      <text:p text:style-name="P1">Detta kan krångla en hel del och git brukar bråka med en, men det går att lösa:</text:p>
      <text:p text:style-name="P7">"git init"</text:p>
      <text:p text:style-name="P6">Sedan får man lägga till repot som ska användas:</text:p>
      <text:p text:style-name="P1"><text:span text:style-name="T7">"git remote add origin </text:span><text:a xlink:type="simple" xlink:href="https://github.com/afrxx09/godol.git"><text:span text:style-name="T7">https://github.com/afrxx09/godol.git</text:span></text:a><text:span text:style-name="T7">"</text:span></text:p>
      <text:p text:style-name="P6">Dra ner repot till katalogen</text:p>
      <text:p text:style-name="P7">"git pull origin master"</text:p>
      <text:p text:style-name="P6">Här kan det krångla, och man kan få felmeddelanden och behöva ta bort filer som har krockar manuellt. kolla statusen med</text:p>
      <text:p text:style-name="P7">"git status"</text:p>
      <text:p text:style-name="P6"><text:soft-page-break/>och om det finns oklarheter kan man köra detta kommandot för att nollställa:</text:p>
      <text:p text:style-name="P7">"git checkout -f"</text:p>
      <text:p text:style-name="P6">prova dra ner repot igen</text:p>
      <text:p text:style-name="P7">"git pull origin master"</text:p>
      <text:p text:style-name="P6"/>
      <text:h text:style-name="P5" text:outline-level="4">När alla filerna är på plats</text:h>
      <text:p text:style-name="P6">När filerna är på plats är det nästan klart. Först måste databasen skapas enligt de instruktioner som finns i databas-filerna.</text:p>
      <text:p text:style-name="Text_20_body"><text:span text:style-name="T7">"rake </text:span><text:a xlink:type="simple" xlink:href="db:migrate"><text:span text:style-name="T7">db:migrate</text:span></text:a><text:span text:style-name="T7">"</text:span></text:p>
      <text:p text:style-name="P6">Sedan ska alla routes initieras</text:p>
      <text:p text:style-name="P7">"rake routes"</text:p>
      <text:p text:style-name="P6">Där efter kan man starta servern</text:p>
      <text:p text:style-name="P7">"rails server"</text:p>
      <text:p text:style-name="P2"><text:span text:style-name="T2">Nu kan man besöka sidan lokalt via </text:span><text:a xlink:type="simple" xlink:href="http://localhost:3000/"><text:span text:style-name="T2">http://localhost:3000</text:span></text:a></text:p>
      <text:p text:style-name="P3">OBS!</text:p>
      <text:p text:style-name="P4">Det sparas ingen data i github-repot, bara databas-strukturen sparas. Så applikationen kommer vara helt tom. För att kunna lägga till saker i databasen måste man vara admin, och utan några användare finns det inga admins som kan skapa nya admins osv Så första användaren så man skapa med ruby i prompten.</text:p>
      <text:p text:style-name="P4"><text:span text:style-name="T6">new_user = User.new(name: "admin", email: "</text:span><text:a xlink:type="simple" xlink:href="mailto:admin@asd.se"><text:span text:style-name="T6">admin@asd.se</text:span></text:a><text:span text:style-name="T6">", password: "asdasd", password_confirm: "asdasd", admin: true)</text:span></text:p>
      <text:p text:style-name="P4">sedan spara den nya användaren:</text:p>
      <text:p text:style-name="P7">new_user.save</text:p>
      <text:p text:style-name="P4">Nu kan man logga in i applikationen som admin och börja lägga till bryggeier, kontakttyper, öl-typer, öl osv.</text:p>
      <text:p text:style-name="P4">Börja med att skapa ett bryggeri, sendan en öltyp sedan en öl. För öl kräver öl-typ och bryggeri. Där efter kan alla funktioner i applikationen användas.</text:p>
      <text:h text:style-name="Heading_20_3" text:outline-level="3">Funktionalitet</text:h>
      <text:p text:style-name="Text_20_body">Då det finns väldigt mycket funktionalitet om man delar upp det i sina minsta beståndsdelar så går jag här övergripande igenom vad man kan göra.</text:p>
      <text:h text:style-name="Heading_20_4" text:outline-level="4">Som besökare utan konto</text:h>
      <text:p text:style-name="Text_20_body">Navigera sig genom sidorna från menyn, på sidorna "öl" och "bryggerier" kan man söka efter respektive sak. Besökare kan skapa konto och logga in med det.</text:p>
      <text:h text:style-name="Heading_20_4" text:outline-level="4">Som vanlig användare</text:h>
      <text:p text:style-name="Text_20_body">En inloggad användare kan se sin logg-bok i menyn där öl som loggast listas, dessutom detaljsida för varje loggad öl. Man kan redigera sitt konto från användar-menyn samt logga ut.</text:p>
      <text:h text:style-name="Heading_20_4" text:outline-level="4"><text:soft-page-break/>Som administratör</text:h>
      <text:p text:style-name="Text_20_body">Administratörer kan hantera alla modeller(CRUD) utom öl-loggar. Så Öl-typer, öl, kontakt-typer, bryggerier och användare. Vissa av dessa har inte all CRUD-funktionalitet, admins kan exempelvis inte ändra en annan använda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ans-serif" svg:font-family="sans-serif"/>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M38S</meta:editing-duration>
    <meta:editing-cycles>10</meta:editing-cycles>
    <meta:generator>OpenOffice/4.0.1$Win32 OpenOffice.org_project/401m5$Build-9714</meta:generator>
    <dc:date>2014-06-09T01:27:51.46</dc:date>
    <meta:document-statistic meta:table-count="0" meta:image-count="0" meta:object-count="0" meta:page-count="4" meta:paragraph-count="73" meta:word-count="997" meta:character-count="6234"/>
    <meta:user-defined meta:name="Info 1"/>
    <meta:user-defined meta:name="Info 2"/>
    <meta:user-defined meta:name="Info 3"/>
    <meta:user-defined meta:name="Info 4"/>
  </office:meta>
</office:document-meta>
</file>